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rmala UI1" svg:font-family="'Nirmala UI'"/>
    <style:font-face style:name="Source Code Pro" svg:font-family="'Source Code Pro'"/>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irmala UI" svg:font-family="'Nirmala U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8657" officeooo:paragraph-rsid="00068657"/>
    </style:style>
    <style:style style:name="P2" style:family="paragraph" style:parent-style-name="Text_20_body">
      <style:text-properties officeooo:rsid="0006bd2e" officeooo:paragraph-rsid="0006bd2e"/>
    </style:style>
    <style:style style:name="P3" style:family="paragraph" style:parent-style-name="Text_20_body">
      <style:text-properties officeooo:rsid="00084184" officeooo:paragraph-rsid="00084184"/>
    </style:style>
    <style:style style:name="P4" style:family="paragraph" style:parent-style-name="Heading_20_1">
      <style:text-properties officeooo:rsid="00068657" officeooo:paragraph-rsid="00068657"/>
    </style:style>
    <style:style style:name="P5" style:family="paragraph" style:parent-style-name="Heading_20_1">
      <style:text-properties officeooo:rsid="0006bd2e" officeooo:paragraph-rsid="0006bd2e"/>
    </style:style>
    <style:style style:name="T1" style:family="text">
      <style:text-properties officeooo:rsid="00068657"/>
    </style:style>
    <style:style style:name="T2" style:family="text">
      <style:text-properties officeooo:rsid="000841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Forutsetninger for å kjøre prosjektet</text:h>
      <text:p text:style-name="P1">Man trenger java 8 for å kjøre prosjektet. Prosjektet er bygd med gradle og man kan bruke enten det medfølgende gradlew/gradlew.bat eller installere en egen installasjon av gradle.</text:p>
      <text:p text:style-name="P1">For å compile programmet bruker man kommandoen gradle clean build.</text:p>
      <text:p text:style-name="Text_20_body"><text:span text:style-name="T1">Man kan kjøre programmet ved å bruke kommandoen:</text:span></text:p>
      <text:p text:style-name="Text_20_body">java -cp innlevering1/build/libs/innlevering1-1.0-SNAPSHOT.jar no.kevin.innlevering1.RentalApp</text:p>
      <text:p text:style-name="P2">Innleveringen er laget i IntelliJ og kan også åpnes og kjøres som et normalt intellij prosjekt.</text:p>
      <text:h text:style-name="P4" text:outline-level="1">Forbedringspotensiale</text:h>
      <text:p text:style-name="P1">Jeg kunne ha skrevet flere tester, f.eks. laget tester på parsing av args og testet om logging funksjonene fungerer som de skal. Utenom det er det ikke noe jeg kan tenke på som kunne gjort det mye bedre.</text:p>
      <text:h text:style-name="P5" text:outline-level="1">Beskrivelse av oppgaven</text:h>
      <text:p text:style-name="P2">I oppgaven er det bare metodene i CarRentalManager som er skrevet med trådsikkerhet og metoder som ikke er trådsikre er ikke delt med andre klasser. CarRentalManager er sikret ved bruk av ReentrantLock og ikke syncronized. Jeg har valgt å bruke javas Logger system for å håndtere output, grunnen til dette er fordi jeg ville <text:span text:style-name="T2">ha mer kontroll over hva som ble skrevet ut, selv om jeg ikke endte med å bruke noen features fra Logger og kunne egentlig bare brukt System.out.</text:span></text:p>
      <text:p text:style-name="P3">Jeg har kun skrevet tester til CarRentalApp og CarRentalManager, dette er fordi den Car-klassen er et data objekt og all koden er generert av lombok, den andre klassen er så liten og har veldig enkel kode så det er mer jobb enn det er til nytte og skrive tester for den.</text:p>
      <text:p text:style-name="P3">Customer-klassene's threads blir startet med en ExecutorService som bruker cached thread pool som backend. Dette gjør at koden blir mer ryddig(i stede for new Thread(customer).start();) og man har mer kontroll over threads som blir startet.</text:p>
      <text:p text:style-name="P3">Jeg har valgt å bruke litt java8 streams med lambdas for å få litt ryddigere kode i CarRental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rmala UI1" svg:font-family="'Nirmala UI'"/>
    <style:font-face style:name="Source Code Pro" svg:font-family="'Source Code Pro'"/>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irmala UI" svg:font-family="'Nirmala U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Nirmala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SimSun" style:font-size-asian="10.5pt" style:language-asian="zh" style:country-asian="CN" style:font-name-complex="Nirmala U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irmala UI" style:font-family-complex="'Nirmala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irmala UI1" style:font-family-complex="'Nirmala U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irmala UI1" style:font-family-complex="'Nirmala U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irmala UI1" style:font-family-complex="'Nirmala U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1:59:42.234286567</meta:creation-date>
    <dc:date>2016-01-24T23:09:27.107743736</dc:date>
    <meta:editing-duration>PT9M24S</meta:editing-duration>
    <meta:editing-cycles>1</meta:editing-cycles>
    <meta:document-statistic meta:table-count="0" meta:image-count="0" meta:object-count="0" meta:page-count="1" meta:paragraph-count="13" meta:word-count="298" meta:character-count="1848" meta:non-whitespace-character-count="1563"/>
    <meta:generator>LibreOffice/5.0.4.2$Linux_X86_64 LibreOffice_project/00m0$Build-2</meta:generator>
  </office:meta>
</office:document-meta>
</file>